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7.5154166666667cm"/>
    </style:style>
    <style:style style:name="co3" style:family="table-column">
      <style:table-column-properties fo:break-before="auto" style:column-width="5.18583333333333cm"/>
    </style:style>
    <style:style style:name="co4" style:family="table-column">
      <style:table-column-properties fo:break-before="auto" style:column-width="4.8418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33.95pt" style:use-optimal-row-height="fals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95pt" style:use-optimal-row-height="false" fo:break-before="auto"/>
    </style:style>
    <style:style style:name="ro6" style:family="table-row">
      <style:table-row-properties style:row-height="14.4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Options.$A$2:.$A$4])" table:base-cell-address="Usability_Checklist.C3" table:allow-empty-cell="false">
          <table:help-message/>
          <table:error-message table:display="true"/>
        </table:content-validation>
      </table:content-validations>
      <table:table table:name="Usability_Checklis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Criterio</text:p>
          </table:table-cell>
          <table:table-cell office:value-type="string" table:style-name="ce2">
            <text:p>Cumple</text:p>
          </table:table-cell>
          <table:table-cell office:value-type="string" table:style-name="ce2">
            <text:p>Comentarios</text:p>
          </table:table-cell>
          <table:table-cell table:number-columns-repeated="16380" table:style-name="ce2"/>
        </table:table-row>
        <table:table-row table:style-name="ro2">
          <table:table-cell/>
          <table:table-cell office:value-type="string" table:number-columns-spanned="3" table:number-rows-spanned="1" table:style-name="ce4">
            <text:p>Generales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/>
          <table:table-cell office:value-type="string" table:style-name="ce3">
            <text:p>¿Cuáles son los objetivos del sitio web? ¿Son concretos y bien definidos? ¿Los contenidos y servicios que ofrece se corresponden con esos objetivos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¿Tiene una URL correcta, clara y fácil de recordar? ¿Y las URL de sus páginas internas? ¿Son claras y permanentes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¿Muestra de forma precisa y completa qué contenidos o servicios ofrece realmente el sitio web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La estructura general del sitio web está orientada al usuari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¿El look &amp; feel general se corresponde con los objetivos, características, contenidos y servicios del sitio web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Es coherente el diseño general del sitio web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Es reconocible el diseño general del sitio web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El sitio web se actualiza periódicamente? ¿Indica cuándo se actualiz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2">
          <table:table-cell/>
          <table:table-cell office:value-type="string" table:number-columns-spanned="3" table:number-rows-spanned="1" table:style-name="ce4">
            <text:p>Identidad e Información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string" table:style-name="ce3">
            <text:p>¿Se muestra claramente la identidad de la empresa-sitio a través de todas las páginas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El Logotipo, ¿es significativo, identificable y suficientemente visible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El eslogan o tagline, ¿expresa realmente qué es la empresa y qué servicios ofrece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ofrece algún enlace con información sobre la empresa, sitio web, 'webmaster',...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proporciona mecanismos para ponerse en contacto con la empres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¿Se proporciona información sobre la protección de datos de carácter personal de los clientes o los derechos de autor de los contenidos del sitio web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En artículos, noticias, informes...¿Se muestra claramente información sobre el autor, fuentes y fechas de creación y revisión del document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2">
          <table:table-cell/>
          <table:table-cell office:value-type="string" table:number-columns-spanned="3" table:number-rows-spanned="1" table:style-name="ce4">
            <text:p>Lenguaje y Redacción</text:p>
          </table:table-cell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string" table:style-name="ce3">
            <text:p>¿El sitio web habla el mismo lenguaje que sus usuarios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Emplea un lenguaje claro y concis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Es amigable, familiar y cercan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1 párrafo = 1 ide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2">
          <table:table-cell/>
          <table:table-cell office:value-type="string" table:number-columns-spanned="3" table:number-rows-spanned="1" table:style-name="ce4">
            <text:p>Rotulado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string" table:style-name="ce3">
            <text:p>Los rótulos, ¿son significativos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Usa rótulos estándar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Usa un único sistema de organización, bien definido y clar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Utiliza un sistema de rotulado controlado y precis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El título de las páginas, ¿Es correcto? ¿Ha sido planificad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2">
          <table:table-cell/>
          <table:table-cell office:value-type="string" table:number-columns-spanned="3" table:number-rows-spanned="1" table:style-name="ce4">
            <text:p>Estructura y Navegación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string" table:style-name="ce3">
            <text:p>La estructura de organización y navegación, ¿Es la más adecuad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En el caso de estructura jerárquica, ¿Mantiene un equilibrio entre Profundidad y Anchur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En el caso de ser puramente hipertextual, ¿Están todos los clusters de nodos comunicados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¿Los enlaces son fácilmente reconocibles como tales? ¿su caracterización indica su estado (visitados, activos,...)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En menús de navegación, ¿Se ha controlado el número de elementos y de términos por elemento para no producir sobrecarga memorístic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Es predecible la respuesta del sistema antes de hacer clic sobre el enlace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ha controlado que no haya enlaces que no llevan a ningún siti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¿Existen elementos de navegación que orienten al usuario acerca de dónde está y cómo deshacer su navegación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Las imágenes enlace, ¿se reconocen como clicables? ¿incluyen un atributo 'title' describiendo la página de destin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ha evitado la redundancia de enlaces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ha controlado que no haya páginas "huérfanas"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2">
          <table:table-cell/>
          <table:table-cell office:value-type="string" table:number-columns-spanned="3" table:number-rows-spanned="1" table:style-name="ce4">
            <text:p><text:span text:style-name="T2">Layout</text:span><text:s/>de la Págin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/>
          <table:table-cell office:value-type="string" table:style-name="ce3">
            <text:p>¿Se aprovechan las zonas de alta jerarquía informativa de la página para contenidos de mayor relevanci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ha evitado la sobrecarga informativ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Es una interfaz limpia, sin ruido visual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¿Existen zonas en "blanco" entre los objetos informativos de la página para poder descansar la vist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hace un uso correcto del espacio visual de la págin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¿Se utiliza correctamente la jerarquía visual para expresar las relaciones del tipo "parte de" entre los elementos de la págin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ha controlado la longitud de págin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2">
          <table:table-cell/>
          <table:table-cell office:value-type="string" table:number-columns-spanned="3" table:number-rows-spanned="1" table:style-name="ce4">
            <text:p>Búsqueda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string" table:style-name="ce3">
            <text:p>¿Se encuentra fácilmente accesible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Es fácilmente reconocible como tal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Permite la búsqueda avanzad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Muestra los resultados de la búsqueda de forma comprensible para el usuari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La caja de texto es lo suficientemente anch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Asiste al usuario en caso de no poder ofrecer resultados para una consultada dad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2">
          <table:table-cell/>
          <table:table-cell office:value-type="string" table:number-columns-spanned="3" table:number-rows-spanned="1" table:style-name="ce4">
            <text:p>Elementos Multimedi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/>
          <table:table-cell office:value-type="string" table:style-name="ce3">
            <text:p>¿Las fotografías están bien recortadas? ¿son comprensibles? ¿se ha cuidado su resolución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Las metáforas visuales son reconocibles y comprensibles por cualquier usuari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El uso de imágenes o animaciones proporciona algún tipo de valor añadid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ha evitado el uso de animaciones cíclicas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2">
          <table:table-cell/>
          <table:table-cell office:value-type="string" table:number-columns-spanned="3" table:number-rows-spanned="1" table:style-name="ce4">
            <text:p>Ayuda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string" table:style-name="ce3">
            <text:p>Si posee una sección de Ayuda, ¿Es verdaderamente necesari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ofrece ayuda contextual en tareas complejas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Si posee FAQs, ¿es correcta tanto la elección como la redacción de las preguntas? ¿y las respuestas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2">
          <table:table-cell/>
          <table:table-cell office:value-type="string" table:number-columns-spanned="3" table:number-rows-spanned="1" table:style-name="ce4">
            <text:p>Accesibilidad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/>
          <table:table-cell office:value-type="string" table:style-name="ce3">
            <text:p>¿El tamaño de fuente se ha definido de forma relativa, o por lo menos, la fuente es lo suficientemente grande como para no dificultar la legibilidad del text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¿El tipo de fuente, efectos tipográficos, ancho de línea y alineación empleados facilitan la lectur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Existe un alto contraste entre el color de fuente y el fond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Incluyen las imágenes atributos 'alt' que describan su contenid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¿Es compatible el sitio web con los diferentes navegadores? ¿Se visualiza correctamente con diferentes resoluciones de pantall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3">
          <table:table-cell/>
          <table:table-cell office:value-type="string" table:style-name="ce3">
            <text:p>¿Puede el usuario disfrutar de todos los contenidos del sitio web sin necesidad de tener que descargar e instalar plugins adicionales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ha controlado el peso de la págin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puede imprimir la página sin problemas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2">
          <table:table-cell/>
          <table:table-cell office:value-type="string" table:number-columns-spanned="3" table:number-rows-spanned="1" table:style-name="ce4">
            <text:p>Control y Retroalimentación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string" table:style-name="ce3">
            <text:p>¿Tiene el usuario todo el control sobre el interfaz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informa constantemente al usuario acerca de lo que está pasand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informa al usuario de lo que ha pasado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Posee el usuario libertad para actuar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style-name="ro4">
          <table:table-cell/>
          <table:table-cell office:value-type="string" table:style-name="ce3">
            <text:p>¿Se ha controlado el tiempo de respuesta?</text:p>
          </table:table-cell>
          <table:table-cell table:content-validation-name="val1" table:style-name="ce3"/>
          <table:table-cell table:number-columns-repeated="1021" table:style-name="ce3"/>
          <table:table-cell table:number-columns-repeated="15360"/>
        </table:table-row>
        <table:table-row table:number-rows-repeated="1048496" table:style-name="ro6">
          <table:table-cell table:number-columns-repeated="16384"/>
        </table:table-row>
      </table:table>
      <table:table table:name="Options" table:style-name="ta1">
        <table:table-column table:style-name="co5" table:default-cell-style-name="ce1"/>
        <table:table-column table:style-name="co6" table:number-columns-repeated="16383" table:default-cell-style-name="ce1"/>
        <table:table-row table:style-name="ro7">
          <table:table-cell table:number-columns-repeated="16384"/>
        </table:table-row>
        <table:table-row table:style-name="ro7">
          <table:table-cell office:value-type="string" table:style-name="ce1">
            <text:p>Sí</text:p>
          </table:table-cell>
          <table:table-cell table:number-columns-repeated="16383"/>
        </table:table-row>
        <table:table-row table:style-name="ro7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7">
          <table:table-cell office:value-type="string" table:style-name="ce1">
            <text:p>N/A</text:p>
          </table:table-cell>
          <table:table-cell table:number-columns-repeated="16383"/>
        </table:table-row>
        <table:table-row table:number-rows-repeated="104857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ana</dc:creator>
    <meta:creation-date>2016-11-22T18:23:09Z</meta:creation-date>
    <dc:date>2018-11-27T21:58:09Z</dc:date>
    <meta:editing-cycles>17</meta:editing-cycles>
    <meta:editing-duration>PT28353S</meta:editing-duration>
  </office:meta>
</office:document-meta>
</file>